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.Javier Galera Garrido</text:p>
      <text:p text:style-name="Standard">Rafael Anaya Ragel</text:p>
      <text:p text:style-name="Standard">Javier García Peña</text:p>
      <text:p text:style-name="Standard"/>
      <text:p text:style-name="Standard"/>
      <text:p text:style-name="Standard">Nuestro sistema va a ser un ERP para una empresa de envío y transporte. </text:p>
      <text:p text:style-name="Standard"/>
      <text:p text:style-name="Standard">Las cuatro áreas funcionales que vamos a desarrollar serán:</text:p>
      <text:p text:style-name="Standard"/>
      <text:p text:style-name="Standard">- Envío, que consistirá en las rutas diarias que recorre cada transportista.</text:p>
      <text:p text:style-name="Standard">- Facturación, área encargada de almacenar los datos correspondientes a las facturas emitidas a cada cliente.</text:p>
      <text:p text:style-name="Standard">- Inventario, módulo encargado de almacenar datos relativos al almacén(productos listos para envío, etc...)</text:p>
      <text:p text:style-name="Standard">- Administración de RRHH, que será el área encargada de la administración del personal de la empresa.</text:p>
      <text:p text:style-name="Standard"/>
      <text:p text:style-name="Standard">REQUISITOS DE DATOS:</text:p>
      <text:p text:style-name="Standard"/>
      <text:p text:style-name="Standard">R.D.1: Ruteros.</text:p>
      <text:p text:style-name="Standard"><text:tab/>·NRP#</text:p>
      <text:p text:style-name="Standard"><text:tab/>·DNI</text:p>
      <text:p text:style-name="Standard"/>
      <text:p text:style-name="Standard">R.D.2: Oficinista.</text:p>
      <text:p text:style-name="Standard"><text:tab/>·NRP#</text:p>
      <text:p text:style-name="Standard"><text:tab/>·DNI</text:p>
      <text:p text:style-name="Standard"/>
      <text:p text:style-name="Standard">R.D.3: Cliente receptor: </text:p>
      <text:p text:style-name="Standard"><text:tab/>·DNI</text:p>
      <text:p text:style-name="Standard"><text:tab/>·Factura</text:p>
      <text:p text:style-name="Standard"><text:tab/>·Numero de seguimiento</text:p>
      <text:p text:style-name="Standard"><text:tab/>·Dirección de envío</text:p>
      <text:p text:style-name="Standard"><text:tab/>·Dirección de facturación</text:p>
      <text:p text:style-name="Standard"><text:tab/></text:p>
      <text:p text:style-name="Standard">R.D.4: Cliente emisor:</text:p>
      <text:p text:style-name="Standard"><text:tab/>·DNI</text:p>
      <text:p text:style-name="Standard"><text:tab/>·Factura</text:p>
      <text:p text:style-name="Standard"><text:tab/>·Numero de seguimiento</text:p>
      <text:p text:style-name="Standard"><text:tab/>·Dirección de envío</text:p>
      <text:p text:style-name="Standard"><text:tab/>·Dirección de facturación</text:p>
      <text:p text:style-name="Standard"/>
      <text:p text:style-name="Standard">R.D.4: Ruta.</text:p>
      <text:p text:style-name="Standard"><text:tab/>·Nombre de ruta</text:p>
      <text:p text:style-name="Standard"><text:tab/>·Código de ruta#</text:p>
      <text:p text:style-name="Standard"><text:tab/>·Código de paquete#</text:p>
      <text:p text:style-name="Standard"><text:tab/>·NRP#(Oficinista)</text:p>
      <text:p text:style-name="Standard">R.D.5: Oficina.</text:p>
      <text:p text:style-name="Standard"><text:tab/>·Nombre de la oficina</text:p>
      <text:p text:style-name="Standard"><text:tab/>·Código de la oficina#</text:p>
      <text:p text:style-name="Standard"><text:tab/>·Código de paquete#</text:p>
      <text:p text:style-name="Standard"><text:tab/>·NRP#(Oficinista)</text:p>
      <text:p text:style-name="Standard"/>
      <text:p text:style-name="Standard"><text:soft-page-break/>R.D.6: Factura.</text:p>
      <text:p text:style-name="Standard"><text:tab/>·Código#</text:p>
      <text:p text:style-name="Standard"><text:tab/>·Fecha</text:p>
      <text:p text:style-name="Standard"><text:tab/>·Paquete</text:p>
      <text:p text:style-name="Standard"><text:tab/>·Dirección de facturación</text:p>
      <text:p text:style-name="Standard"/>
      <text:p text:style-name="Standard">R.D.7: Paquete.</text:p>
      <text:p text:style-name="Standard"><text:tab/>·Estado de paquete</text:p>
      <text:p text:style-name="Standard"><text:tab/>·Código de paquete</text:p>
      <text:p text:style-name="Standard"><text:tab/>·Numero de Seguimie<text:tab/>nto</text:p>
      <text:p text:style-name="Standard"><text:tab/>·Peso</text:p>
      <text:p text:style-name="Standard"><text:tab/>·Dirección de envío</text:p>
      <text:p text:style-name="Standard"><text:tab/>·Dirección de emisor</text:p>
      <text:p text:style-name="Standard"><text:tab/></text:p>
      <text:p text:style-name="Standard">ENVÍO:</text:p>
      <text:p text:style-name="Standard"/>
      <text:p text:style-name="Standard">R.F.1: Dar alta ruta.</text:p>
      <text:p text:style-name="Standard"><text:tab/>-R.D.4</text:p>
      <text:p text:style-name="Standard"/>
      <text:p text:style-name="Standard">R.F.2:Asignar ruta a rutero.</text:p>
      <text:p text:style-name="Standard"><text:tab/>-R.D.1</text:p>
      <text:p text:style-name="Standard"><text:tab/>-R.D.4</text:p>
      <text:p text:style-name="Standard"/>
      <text:p text:style-name="Standard">R.F.3:Asignar paquete a ruta.</text:p>
      <text:p text:style-name="Standard"><text:tab/>-R.D.4.</text:p>
      <text:p text:style-name="Standard"><text:tab/>-R.D.7</text:p>
      <text:p text:style-name="Standard"/>
      <text:p text:style-name="Standard">R.F.4:Consultar estado de paquete.</text:p>
      <text:p text:style-name="Standard"><text:tab/>-R.D.7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0-20T16:24:07.033749534</meta:creation-date>
    <dc:date>2015-11-10T17:18:30.07</dc:date>
    <meta:editing-duration>PT1H24M18S</meta:editing-duration>
    <meta:editing-cycles>4</meta:editing-cycles>
    <meta:generator>OpenOffice/4.1.1$Win32 OpenOffice.org_project/411m6$Build-9775</meta:generator>
    <dc:creator>Javier Galera</dc:creator>
    <meta:document-statistic meta:table-count="0" meta:image-count="0" meta:object-count="0" meta:page-count="2" meta:paragraph-count="63" meta:word-count="206" meta:character-count="1406"/>
  </office:meta>
</office:document-meta>
</file>